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D000000DD00524416.png"/>
  <manifest:file-entry manifest:media-type="image/png" manifest:full-path="Pictures/10000000000003BD0000014E82ECCAFE.png"/>
  <manifest:file-entry manifest:media-type="image/png" manifest:full-path="Pictures/10000000000002AD000000FED6DC9BB4.png"/>
  <manifest:file-entry manifest:media-type="image/png" manifest:full-path="Pictures/10000000000002A0000001D58E0B0BD6.png"/>
  <manifest:file-entry manifest:media-type="image/png" manifest:full-path="Pictures/1000000000000299000000E355ADF78E.png"/>
  <manifest:file-entry manifest:media-type="image/png" manifest:full-path="Pictures/10000000000001DA0000013190E61F74.png"/>
  <manifest:file-entry manifest:media-type="image/png" manifest:full-path="Pictures/10000000000002D80000011D90F4E39E.png"/>
  <manifest:file-entry manifest:media-type="image/png" manifest:full-path="Pictures/1000000000000204000000D1602B5F3C.png"/>
  <manifest:file-entry manifest:media-type="image/png" manifest:full-path="Pictures/100000000000033800000159200E2BF8.png"/>
  <manifest:file-entry manifest:media-type="image/png" manifest:full-path="Pictures/10000000000002CC0000009C14E7C6C7.png"/>
  <manifest:file-entry manifest:media-type="image/png" manifest:full-path="Pictures/10000000000002BA000000F1A601D983.png"/>
  <manifest:file-entry manifest:media-type="image/png" manifest:full-path="Pictures/100000000000018700000051ED52B966.png"/>
  <manifest:file-entry manifest:media-type="image/png" manifest:full-path="Pictures/10000000000002D400000116DD9C0A1E.png"/>
  <manifest:file-entry manifest:media-type="image/png" manifest:full-path="Pictures/10000000000002ED00000144238DF3FB.png"/>
  <manifest:file-entry manifest:media-type="image/png" manifest:full-path="Pictures/10000000000002EB00000143D14FBFEE.png"/>
  <manifest:file-entry manifest:media-type="image/png" manifest:full-path="Pictures/100000000000027A000000A6B2D94B15.png"/>
  <manifest:file-entry manifest:media-type="image/png" manifest:full-path="Pictures/10000000000001CA000000AE95CC9F44.png"/>
  <manifest:file-entry manifest:media-type="image/png" manifest:full-path="Pictures/1000000000000229000000A40F44E787.png"/>
  <manifest:file-entry manifest:media-type="image/png" manifest:full-path="Pictures/10000000000002D8000000A1D73A7F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2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3"><draw:image xlink:href="Pictures/100000000000033800000159200E2BF8.png" xlink:type="simple" xlink:show="embed" xlink:actuate="onLoad"/></draw:frame></text:p>
      <text:p text:style-name="P1"><draw:frame draw:style-name="fr1" draw:name="graphics8" text:anchor-type="paragraph" svg:x="-0.233cm" svg:y="22.969cm" svg:width="17cm" svg:height="3.759cm" draw:z-index="6"><draw:image xlink:href="Pictures/10000000000002D8000000A1D73A7F1F.png" xlink:type="simple" xlink:show="embed" xlink:actuate="onLoad"/></draw:frame><draw:frame draw:style-name="fr1" draw:name="graphics7" text:anchor-type="paragraph" svg:x="0cm" svg:y="4.717cm" svg:width="17cm" svg:height="6.302cm" draw:z-index="5"><draw:image xlink:href="Pictures/10000000000002AD000000FED6DC9BB4.png" xlink:type="simple" xlink:show="embed" xlink:actuate="onLoad"/></draw:frame><draw:frame draw:style-name="fr1" draw:name="graphics6" text:anchor-type="paragraph" svg:x="-0.309cm" svg:y="-1.808cm" svg:width="17cm" svg:height="6.526cm" draw:z-index="4"><draw:image xlink:href="Pictures/10000000000002D400000116DD9C0A1E.png" xlink:type="simple" xlink:show="embed" xlink:actuate="onLoad"/></draw:frame><draw:frame draw:style-name="fr1" draw:name="graphics2" text:anchor-type="paragraph" svg:x="0.22cm" svg:y="16.84cm" svg:width="17cm" svg:height="5.932cm" draw:z-index="1"><draw:image xlink:href="Pictures/10000000000003BD0000014E82ECCAFE.png" xlink:type="simple" xlink:show="embed" xlink:actuate="onLoad"/></draw:frame><draw:frame draw:style-name="fr1" draw:name="graphics3" text:anchor-type="paragraph" svg:x="-0.265cm" svg:y="10.76cm" svg:width="17cm" svg:height="5.868cm" draw:z-index="17"><draw:image xlink:href="Pictures/10000000000002BA000000F1A601D983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7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8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9"><draw:image xlink:href="Pictures/100000000000015D000000DD00524416.png" xlink:type="simple" xlink:show="embed" xlink:actuate="onLoad"/></draw:frame></text:p>
      <text:p text:style-name="P1"><draw:frame draw:style-name="fr1" draw:name="graphics19" text:anchor-type="paragraph" svg:x="0.309cm" svg:y="1.323cm" svg:width="17cm" svg:height="5.868cm" draw:z-index="16"><draw:image xlink:href="Pictures/10000000000002BA000000F1A601D983.png" xlink:type="simple" xlink:show="embed" xlink:actuate="onLoad"/></draw:frame><draw:frame draw:style-name="fr1" draw:name="graphics18" text:anchor-type="paragraph" svg:x="1.736cm" svg:y="8.026cm" svg:width="12.118cm" svg:height="4.604cm" draw:z-index="18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9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20"><draw:image xlink:href="Pictures/100000000000027A000000A6B2D94B15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10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1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2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3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4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5"><draw:image xlink:href="Pictures/10000000000002CC0000009C14E7C6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4-12T14:20:05.77</meta:print-date>
    <meta:document-statistic meta:table-count="0" meta:image-count="21" meta:object-count="0" meta:page-count="6" meta:paragraph-count="0" meta:word-count="0" meta:character-count="0"/>
    <dc:date>2017-04-13T17:37:05.41</dc:date>
    <dc:creator>Edward Willink</dc:creator>
    <meta:editing-duration>PT6M51S</meta:editing-duration>
    <meta:editing-cycles>1</meta:editing-cycles>
    <meta:generator>OpenOffice/4.1.3$Win32 OpenOffice.org_project/413m1$Build-9783</meta:generator>
  </office:meta>
</office:document-meta>
</file>